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72in" fo:margin-left="0.0007in" fo:margin-top="0in" fo:margin-bottom="0in" table:align="left" style:writing-mode="lr-tb"/>
    </style:style>
    <style:style style:name="Table1.A" style:family="table-column">
      <style:table-column-properties style:column-width="3.2451in"/>
    </style:style>
    <style:style style:name="Table1.B" style:family="table-column">
      <style:table-column-properties style:column-width="3.25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4972in" fo:margin-left="0.0007in" fo:margin-top="0in" fo:margin-bottom="0in" table:align="left" style:writing-mode="lr-tb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251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5in" fo:margin-left="0.0007in" fo:margin-top="0in" fo:margin-bottom="0in" table:align="left" style:writing-mode="lr-tb"/>
    </style:style>
    <style:style style:name="Table3.A" style:family="table-column">
      <style:table-column-properties style:column-width="2.0861in"/>
    </style:style>
    <style:style style:name="Table3.B" style:family="table-column">
      <style:table-column-properties style:column-width="2.7854in"/>
    </style:style>
    <style:style style:name="Table3.C" style:family="table-column">
      <style:table-column-properties style:column-width="1.628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5in" fo:margin-left="0.0007in" fo:margin-top="0in" fo:margin-bottom="0in" table:align="left" style:writing-mode="lr-tb"/>
    </style:style>
    <style:style style:name="Table4.A" style:family="table-column">
      <style:table-column-properties style:column-width="2.0861in"/>
    </style:style>
    <style:style style:name="Table4.B" style:family="table-column">
      <style:table-column-properties style:column-width="2.7854in"/>
    </style:style>
    <style:style style:name="Table4.C" style:family="table-column">
      <style:table-column-properties style:column-width="1.628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C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font-size="12pt" fo:font-weight="bold" officeooo:paragraph-rsid="0012d83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2d83e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style="italic" officeooo:paragraph-rsid="0012d83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officeooo:paragraph-rsid="0012d83e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12d83e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style="normal" fo:font-weight="bold" officeooo:paragraph-rsid="0012d83e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officeooo:paragraph-rsid="0012d83e"/>
    </style:style>
    <style:style style:name="P8" style:family="paragraph" style:parent-style-name="Standard">
      <style:paragraph-properties fo:margin-left="0in" fo:margin-right="0in" fo:text-align="center" style:justify-single-word="false" fo:orphans="0" fo:widows="0" fo:text-indent="0in" style:auto-text-indent="false">
        <style:tab-stops>
          <style:tab-stop style:position="0.3335in"/>
        </style:tab-stops>
      </style:paragraph-properties>
      <style:text-properties officeooo:paragraph-rsid="0012d83e"/>
    </style:style>
    <style:style style:name="P9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3335in"/>
        </style:tab-stops>
      </style:paragraph-properties>
      <style:text-properties style:font-name="Liberation Serif" fo:font-size="10pt" fo:font-style="normal" fo:font-weight="bold" officeooo:paragraph-rsid="0012d83e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3335in"/>
        </style:tab-stops>
      </style:paragraph-properties>
      <style:text-properties officeooo:paragraph-rsid="0012d83e"/>
    </style:style>
    <style:style style:name="P11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3335in"/>
        </style:tab-stops>
      </style:paragraph-properties>
      <style:text-properties fo:font-size="10pt" officeooo:paragraph-rsid="0012d83e" style:font-size-asian="10pt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orphans="0" fo:widows="0" fo:text-indent="0in" style:auto-text-indent="false">
        <style:tab-stops>
          <style:tab-stop style:position="0.3335in"/>
        </style:tab-stops>
      </style:paragraph-properties>
      <style:text-properties fo:font-size="10pt" officeooo:paragraph-rsid="0012d83e" style:font-size-asian="10pt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orphans="0" fo:widows="0" fo:text-indent="0in" style:auto-text-indent="false">
        <style:tab-stops>
          <style:tab-stop style:position="0.3335in"/>
        </style:tab-stops>
      </style:paragraph-properties>
      <style:text-properties fo:font-size="10pt" fo:font-weight="bold" officeooo:paragraph-rsid="0012d83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3335in"/>
        </style:tab-stops>
      </style:paragraph-properties>
      <style:text-properties fo:font-size="10pt" fo:font-weight="bold" officeooo:paragraph-rsid="0012d83e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22222" style:font-name="Liberation Serif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4" style:family="text">
      <style:text-properties fo:font-variant="normal" fo:text-transform="none" fo:color="#222222" style:font-name="Liberation Serif" fo:font-size="10pt" fo:letter-spacing="normal" fo:font-style="normal" fo:font-weight="normal" style:font-size-asian="10pt" style:font-style-asian="normal" style:font-weight-asian="normal" style:font-size-complex="10pt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Liberation Serif" fo:font-size="10pt" style:font-size-asian="10pt" style:font-size-complex="10pt"/>
    </style:style>
    <style:style style:name="T9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ubject #:_____</text:span></text:p>
      <text:p text:style-name="P1"/>
      <text:p text:style-name="P2"><text:span text:style-name="T2">Study: </text:span><text:span text:style-name="T3">''Help Me, Help You'' - Mode Switching for Robotic Arm</text:span><text:span text:style-name="T5"><text:line-break/></text:span><text:span text:style-name="T6">Principal Investigator</text:span><text:span text:style-name="T3">: Brenna Argall, PhD</text:span></text:p>
      <text:p text:style-name="P3"/>
      <text:p text:style-name="P7"><text:span text:style-name="T7">Instructions: </text:span><text:span text:style-name="T8">Please circle the score that best reflects your agreement with the provided statement.</text:span></text:p>
      <text:p text:style-name="P5"/>
      <text:p text:style-name="P7"><text:span text:style-name="T8"><text:tab/>T</text:span><text:span text:style-name="T4">he control modes chosen by the system made task execution easier and faster</text:span></text:p>
      <text:p text:style-name="P5"/>
      <text:p text:style-name="P7"><text:span text:style-name="T8"><text:s text:c="3"/>1<text:tab/><text:tab/> <text:s text:c="4"/>2<text:tab/><text:tab/> <text:s/>3<text:tab/><text:tab/>4<text:tab/><text:tab/>5<text:tab/><text:tab/>6<text:tab/><text:tab/>7</text:span></text:p>
      <text:p text:style-name="P7"><text:span text:style-name="T7">Strongly Disagree<text:tab/><text:tab/><text:tab/> <text:s text:c="9"/>Neutral<text:tab/><text:tab/><text:tab/><text:tab/> <text:s text:c="14"/>Strongly Agree</text:span></text:p>
      <text:p text:style-name="P7"/>
      <text:p text:style-name="P4"/>
      <text:p text:style-name="P7"><text:span text:style-name="T8"><text:tab/></text:span><text:bookmark-start text:name="__DdeLink__4538_950677405"/><text:span text:style-name="T8">I liked operating the robots in the control modes chosen by the system</text:span></text:p>
      <text:p text:style-name="P5"/>
      <text:p text:style-name="P7"><text:span text:style-name="T8"><text:s text:c="3"/></text:span><text:bookmark-start text:name="__DdeLink__3760_552034783"/><text:span text:style-name="T8">1<text:tab/><text:tab/> <text:s text:c="4"/>2<text:tab/><text:tab/> <text:s/>3<text:tab/><text:tab/>4<text:tab/><text:tab/>5<text:tab/><text:tab/>6<text:tab/><text:tab/>7</text:span></text:p>
      <text:p text:style-name="P7"><text:span text:style-name="T7">Strongly Disagree<text:tab/><text:tab/><text:tab/> <text:s text:c="9"/>Neutral<text:tab/><text:tab/><text:tab/><text:tab/> <text:s text:c="14"/></text:span><text:bookmark-end text:name="__DdeLink__4538_950677405"/><text:bookmark-end text:name="__DdeLink__3760_552034783"/><text:span text:style-name="T7">Strongly Agree</text:span></text:p>
      <text:p text:style-name="P3"/>
      <text:p text:style-name="P5"/>
      <text:p text:style-name="P7"><text:span text:style-name="T8"><text:tab/></text:span><text:span text:style-name="T4">The robot and I worked together to accomplish the task.</text:span></text:p>
      <text:p text:style-name="P5"/>
      <text:p text:style-name="P7"><text:span text:style-name="T8"><text:s text:c="3"/>1<text:tab/><text:tab/> <text:s text:c="4"/>2<text:tab/><text:tab/> <text:s/>3<text:tab/><text:tab/>4<text:tab/><text:tab/>5<text:tab/><text:tab/>6<text:tab/><text:tab/>7</text:span></text:p>
      <text:p text:style-name="P7"><text:span text:style-name="T7">Strongly Disagree<text:tab/><text:tab/><text:tab/> <text:s text:c="9"/>Neutral<text:tab/><text:tab/><text:tab/><text:tab/> <text:s text:c="14"/>Strongly Agree</text:span></text:p>
      <text:p text:style-name="P4"/>
      <text:p text:style-name="P4"/>
      <text:p text:style-name="P7"><text:span text:style-name="T9"><text:tab/></text:span><text:span text:style-name="T8">I use a computer on a daily basis and I enjoy using new technology.</text:span></text:p>
      <text:p text:style-name="P5"/>
      <text:p text:style-name="P7"><text:span text:style-name="T8"><text:s text:c="3"/>1<text:tab/><text:tab/> <text:s text:c="4"/>2<text:tab/><text:tab/> <text:s/>3<text:tab/><text:tab/>4<text:tab/><text:tab/>5<text:tab/><text:tab/>6<text:tab/><text:tab/>7</text:span></text:p>
      <text:p text:style-name="P7"><text:span text:style-name="T7">Strongly Disagree<text:tab/><text:tab/><text:tab/> <text:s text:c="9"/>Neutral<text:tab/><text:tab/><text:tab/><text:tab/> <text:s text:c="14"/>Strongly Agree</text:span></text:p>
      <text:p text:style-name="P6"/>
      <text:p text:style-name="P9"/>
      <text:p text:style-name="P10"><text:span text:style-name="T10">A. </text:span><text:span text:style-name="T11">Which interface was the hardest to operate? 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0">Joystick </text:span></text:p>
          </table:table-cell>
          <table:table-cell table:style-name="Table1.B1" office:value-type="string">
            <text:p text:style-name="P8"><text:span text:style-name="T10">Head Array</text:span></text:p>
          </table:table-cell>
        </table:table-row>
      </table:table>
      <text:p text:style-name="P9"/>
      <text:p text:style-name="P10"><text:span text:style-name="T10">B.</text:span><text:span text:style-name="T11"> For which interface was the assistance paradigm the most useful?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10">Joystick </text:span></text:p>
          </table:table-cell>
          <table:table-cell table:style-name="Table2.B1" office:value-type="string">
            <text:p text:style-name="P8"><text:span text:style-name="T10">Head Array</text:span></text:p>
          </table:table-cell>
        </table:table-row>
      </table:table>
      <text:p text:style-name="P9"/>
      <text:p text:style-name="P11"/>
      <text:p text:style-name="P10"><text:span text:style-name="T10">C. </text:span><text:span text:style-name="T11">Which one of the schemes do you prefer the most?</text:span></text:p>
      <text:p text:style-name="P12"><text:bookmark text:name="__DdeLink__3528_1654810310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<text:span text:style-name="T10">With assistance</text:span></text:p>
          </table:table-cell>
          <table:table-cell table:style-name="Table3.A1" office:value-type="string">
            <text:p text:style-name="P8"><text:span text:style-name="T10">Without assistance </text:span></text:p>
          </table:table-cell>
          <table:table-cell table:style-name="Table3.C1" office:value-type="string">
            <text:p text:style-name="P8"><text:span text:style-name="T10">On Demand</text:span></text:p>
          </table:table-cell>
        </table:table-row>
      </table:table>
      <text:p text:style-name="P13"><text:bookmark text:name="__DdeLink__3528_16548103101"/></text:p>
      <text:p text:style-name="P10"><text:span text:style-name="T10">D. </text:span><text:span text:style-name="T11">Which one of the schemes is the most user friendly</text:span></text:p>
      <text:p text:style-name="P14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0">With assistance</text:span></text:p>
          </table:table-cell>
          <table:table-cell table:style-name="Table4.A1" office:value-type="string">
            <text:p text:style-name="P8"><text:span text:style-name="T10">Without assistance </text:span></text:p>
          </table:table-cell>
          <table:table-cell table:style-name="Table4.C1" office:value-type="string">
            <text:p text:style-name="P8"><text:span text:style-name="T10">On Demand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5:32:47.282892280</meta:creation-date>
    <dc:date>2017-11-18T15:33:45.014857596</dc:date>
    <meta:editing-duration>P0D</meta:editing-duration>
    <meta:editing-cycles>1</meta:editing-cycles>
    <meta:document-statistic meta:table-count="4" meta:image-count="0" meta:object-count="0" meta:page-count="1" meta:paragraph-count="29" meta:word-count="189" meta:character-count="1229" meta:non-whitespace-character-count="876"/>
    <meta:generator>LibreOffice/4.2.8.2$Linux_X86_64 LibreOffice_project/420m0$Build-2</meta:generator>
  </office:meta>
</office:document-meta>
</file>